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_Math" svg:font-family="MathJax_Math"/>
    <style:font-face style:name="sans-serif" svg:font-family="sans-serif"/>
    <style:font-face style:name="FreeSans1" svg:font-family="FreeSans" style:font-family-generic="swiss"/>
    <style:font-face style:name="Courier 10 Pitch" svg:font-family="'Courier 10 Pitch'" style:font-pitch="fixed"/>
    <style:font-face style:name="FreeMono" svg:font-family="Free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color="#004586" style:font-name="Courier 10 Pitch" fo:font-size="20pt" style:text-underline-style="solid" style:text-underline-width="auto" style:text-underline-color="font-color" fo:font-weight="bold" officeooo:rsid="0049527c" officeooo:paragraph-rsid="0049527c"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004586" style:font-name="Courier 10 Pitch" fo:font-size="20pt" fo:font-weight="bold" officeooo:rsid="0049527c" officeooo:paragraph-rsid="0049527c" style:font-size-asian="20pt" style:font-weight-asian="bold" style:font-size-complex="20pt" style:font-weight-complex="bold"/>
    </style:style>
    <style:style style:name="P3" style:family="paragraph" style:parent-style-name="Standard">
      <style:paragraph-properties fo:text-align="center" style:justify-single-word="false"/>
      <style:text-properties fo:color="#004586" style:font-name="Ubuntu" fo:font-size="20pt" style:text-underline-style="solid" style:text-underline-width="auto" style:text-underline-color="font-color" fo:font-weight="bold" officeooo:paragraph-rsid="0015801c"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4586" style:font-name="Ubuntu" fo:font-size="14pt" fo:font-style="italic" style:text-underline-style="none" fo:font-weight="bold" officeooo:rsid="0048ce1d" officeooo:paragraph-rsid="0048ce1d" style:font-size-asian="20pt" style:font-style-asian="italic" style:font-weight-asian="bold" style:font-size-complex="20pt" style:font-style-complex="italic" style:font-weight-complex="bold"/>
    </style:style>
    <style:style style:name="P5" style:family="paragraph" style:parent-style-name="Standard">
      <style:paragraph-properties fo:text-align="start" style:justify-single-word="false"/>
      <style:text-properties style:text-position="0% 100%" style:font-name="FreeMono" fo:font-size="12pt" fo:font-weight="normal" officeooo:rsid="0028be7d" officeooo:paragraph-rsid="004aea11"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text-position="0% 100%" style:font-name="FreeMono" fo:font-size="12pt" fo:font-weight="normal" officeooo:rsid="004aea11" officeooo:paragraph-rsid="004aea11"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text-position="0% 100%" style:font-name="Courier 10 Pitch" fo:font-size="12pt" fo:font-weight="normal" officeooo:rsid="0028be7d" officeooo:paragraph-rsid="003be35b"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text-position="0% 100%" style:font-name="Courier 10 Pitch" fo:font-size="12pt" fo:font-weight="normal" officeooo:rsid="0028be7d" officeooo:paragraph-rsid="004aea11"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text-position="0% 100%" style:font-name="Courier 10 Pitch" fo:font-size="12pt" fo:font-weight="normal" officeooo:rsid="004aea11" officeooo:paragraph-rsid="004aea11"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text-position="0% 100%" style:font-name="Courier 10 Pitch" fo:font-size="12pt" fo:font-weight="normal" officeooo:rsid="004aea11" officeooo:paragraph-rsid="003be35b"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text-position="0% 100%" style:font-name="Courier 10 Pitch" fo:font-size="12pt" style:text-underline-style="solid" style:text-underline-width="auto" style:text-underline-color="font-color" fo:font-weight="bold" officeooo:rsid="004aea11" officeooo:paragraph-rsid="004aea11"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text-position="0% 100%" style:font-name="Courier 10 Pitch" fo:font-size="12pt" fo:font-weight="bold" officeooo:rsid="0028be7d" officeooo:paragraph-rsid="003be35b"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000000" style:text-position="0% 100%" style:font-name="Courier 10 Pitch" fo:font-size="14pt" style:text-underline-style="none" fo:font-weight="bold" officeooo:rsid="00446ce7" officeooo:paragraph-rsid="0042c2ae"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000000" style:text-position="0% 100%" style:font-name="Courier 10 Pitch" fo:font-size="14pt" style:text-underline-style="none" fo:font-weight="bold" officeooo:rsid="00446ce7" officeooo:paragraph-rsid="0044d938"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000000" style:text-position="0% 100%" style:font-name="Courier 10 Pitch" fo:font-size="14pt" style:text-underline-style="none" fo:font-weight="bold" officeooo:rsid="004c5f64" officeooo:paragraph-rsid="004c5f64" style:font-size-asian="14pt" style:font-weight-asian="bold" style:font-size-complex="14pt" style:font-weight-complex="bold"/>
    </style:style>
    <style:style style:name="P16" style:family="paragraph" style:parent-style-name="Standard">
      <style:paragraph-properties fo:text-align="start" style:justify-single-word="false"/>
      <style:text-properties fo:color="#000000" style:text-position="0% 100%" style:font-name="Courier 10 Pitch" fo:font-size="14pt" style:text-underline-style="none" fo:font-weight="bold" officeooo:rsid="004f1c38" officeooo:paragraph-rsid="004f1c38" style:font-size-asian="14pt" style:font-weight-asian="bold" style:font-size-complex="14pt" style:font-weight-complex="bold"/>
    </style:style>
    <style:style style:name="P17" style:family="paragraph" style:parent-style-name="Standard">
      <style:paragraph-properties fo:text-align="start" style:justify-single-word="false"/>
      <style:text-properties fo:color="#000000" style:text-position="0% 100%" style:font-name="Courier 10 Pitch" fo:font-size="14pt" style:text-underline-style="none" fo:font-weight="bold" officeooo:rsid="0050e2bc" officeooo:paragraph-rsid="0050e2bc" style:font-size-asian="14pt" style:font-weight-asian="bold" style:font-size-complex="14pt" style:font-weight-complex="bold"/>
    </style:style>
    <style:style style:name="P18" style:family="paragraph" style:parent-style-name="Standard">
      <style:paragraph-properties fo:text-align="start" style:justify-single-word="false"/>
      <style:text-properties fo:color="#000000" style:text-position="0% 100%" style:font-name="Courier 10 Pitch" fo:font-size="14pt" style:text-underline-style="none" fo:font-weight="normal" officeooo:rsid="0044d938" officeooo:paragraph-rsid="00446ce7"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color="#000000" style:text-position="0% 100%" style:font-name="Courier 10 Pitch" fo:font-size="14pt" style:text-underline-style="none" fo:font-weight="normal" officeooo:rsid="0044d938" officeooo:paragraph-rsid="0044d938"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color="#000000" style:text-position="0% 100%" style:font-name="Courier 10 Pitch" fo:font-size="14pt" style:text-underline-style="none" fo:font-weight="normal" officeooo:rsid="004f1c38" officeooo:paragraph-rsid="004f1c38"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color="#000000" style:text-position="0% 100%" style:font-name="FreeMono" fo:font-size="14pt" style:text-underline-style="none" fo:font-weight="normal" officeooo:rsid="004c5f64" officeooo:paragraph-rsid="004c5f64"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color="#000000" style:text-position="0% 100%" style:font-name="FreeMono" fo:font-size="14pt" style:text-underline-style="none" fo:font-weight="normal" officeooo:rsid="0044d938" officeooo:paragraph-rsid="00446ce7"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color="#000000" style:text-position="0% 100%" style:font-name="FreeMono" fo:font-size="14pt" style:text-underline-style="none" fo:font-weight="normal" officeooo:rsid="004f1c38" officeooo:paragraph-rsid="004f1c38"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color="#000000" style:text-position="0% 100%" style:font-name="FreeMono" fo:font-size="14pt" style:text-underline-style="none" fo:font-weight="normal" officeooo:rsid="00542c5b" officeooo:paragraph-rsid="00542c5b"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color="#000000" style:text-position="0% 100%" style:font-name="FreeMono" fo:font-size="14pt" style:text-underline-style="none" fo:font-weight="normal" officeooo:rsid="00564aad" officeooo:paragraph-rsid="00564aad"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color="#000000" style:text-position="0% 100%" style:font-name="FreeMono" fo:font-size="14pt" style:text-underline-style="none" fo:font-weight="bold" officeooo:rsid="004f1c38" officeooo:paragraph-rsid="004f1c38" style:font-size-asian="14pt" style:font-weight-asian="bold" style:font-size-complex="14pt" style:font-weight-complex="bold"/>
    </style:style>
    <style:style style:name="P27" style:family="paragraph" style:parent-style-name="Standard">
      <style:paragraph-properties fo:text-align="center" style:justify-single-word="false"/>
      <style:text-properties fo:color="#3465a4" style:text-position="0% 100%" style:font-name="Courier 10 Pitch" fo:font-size="14pt" style:text-underline-style="none" fo:font-weight="normal" officeooo:rsid="0047a5fb" officeooo:paragraph-rsid="0047a5fb"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font-name="FreeMono" fo:font-size="12pt" style:text-underline-style="solid" style:text-underline-width="auto" style:text-underline-color="font-color" fo:font-weight="bold" officeooo:rsid="004aea11" officeooo:paragraph-rsid="004aea11"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FreeMono" fo:font-size="12pt" style:text-underline-style="solid" style:text-underline-width="auto" style:text-underline-color="font-color" fo:font-weight="normal" officeooo:rsid="004aea11" officeooo:paragraph-rsid="004aea11"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style:font-name="Courier 10 Pitch" fo:font-size="12pt" style:text-underline-style="solid" style:text-underline-width="auto" style:text-underline-color="font-color" fo:font-weight="bold" officeooo:rsid="004aea11" officeooo:paragraph-rsid="004aea11"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Courier 10 Pitch" fo:font-size="12pt" style:text-underline-style="solid" style:text-underline-width="auto" style:text-underline-color="font-color" fo:font-weight="bold" officeooo:rsid="0030ba8b" officeooo:paragraph-rsid="0025d002"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Courier 10 Pitch" fo:font-size="12pt" officeooo:rsid="0015801c" officeooo:paragraph-rsid="0018bef7" style:font-size-asian="12pt" style:font-size-complex="12pt"/>
    </style:style>
    <style:style style:name="P33" style:family="paragraph" style:parent-style-name="Standard">
      <style:paragraph-properties fo:text-align="center" style:justify-single-word="false"/>
      <style:text-properties style:font-name="Courier 10 Pitch" fo:font-size="20pt" fo:font-weight="bold" officeooo:rsid="0015801c" officeooo:paragraph-rsid="0015801c" style:font-size-asian="20pt" style:font-weight-asian="bold" style:font-size-complex="20pt" style:font-weight-complex="bold"/>
    </style:style>
    <style:style style:name="P34" style:family="paragraph" style:parent-style-name="Standard">
      <style:paragraph-properties fo:text-align="start" style:justify-single-word="false"/>
      <style:text-properties style:font-name="Courier 10 Pitch" officeooo:rsid="002378e0" officeooo:paragraph-rsid="0018bef7"/>
    </style:style>
    <style:style style:name="P35" style:family="paragraph" style:parent-style-name="Standard">
      <style:paragraph-properties fo:text-align="start" style:justify-single-word="false"/>
      <style:text-properties style:font-name="Courier 10 Pitch" officeooo:rsid="002378e0" officeooo:paragraph-rsid="0059193d"/>
    </style:style>
    <style:style style:name="P36" style:family="paragraph" style:parent-style-name="Standard">
      <style:paragraph-properties fo:text-align="start" style:justify-single-word="false"/>
      <style:text-properties style:font-name="Courier 10 Pitch" officeooo:rsid="002378e0" officeooo:paragraph-rsid="005d2fc7"/>
    </style:style>
    <style:style style:name="P37" style:family="paragraph" style:parent-style-name="Standard">
      <style:paragraph-properties fo:text-align="start" style:justify-single-word="false"/>
      <style:text-properties style:font-name="Courier 10 Pitch" fo:font-weight="bold" officeooo:rsid="002378e0" officeooo:paragraph-rsid="0018bef7" style:font-weight-asian="bold" style:font-weight-complex="bold"/>
    </style:style>
    <style:style style:name="P38" style:family="paragraph" style:parent-style-name="Standard">
      <style:paragraph-properties fo:text-align="start" style:justify-single-word="false"/>
      <style:text-properties style:font-name="Courier 10 Pitch" officeooo:rsid="0059193d" officeooo:paragraph-rsid="0059193d"/>
    </style:style>
    <style:style style:name="P39" style:family="paragraph" style:parent-style-name="Standard">
      <style:paragraph-properties fo:text-align="start" style:justify-single-word="false"/>
      <style:text-properties style:font-name="Courier 10 Pitch" officeooo:rsid="0059193d" officeooo:paragraph-rsid="005ae886"/>
    </style:style>
    <style:style style:name="P40" style:family="paragraph" style:parent-style-name="Standard">
      <style:paragraph-properties fo:text-align="start" style:justify-single-word="false"/>
      <style:text-properties style:font-name="Courier 10 Pitch" officeooo:rsid="0059193d" officeooo:paragraph-rsid="005d2fc7"/>
    </style:style>
    <style:style style:name="P41" style:family="paragraph" style:parent-style-name="Standard">
      <style:paragraph-properties fo:text-align="start" style:justify-single-word="false"/>
      <style:text-properties style:font-name="Courier 10 Pitch" officeooo:rsid="0059193d" officeooo:paragraph-rsid="005e132c"/>
    </style:style>
    <style:style style:name="P42" style:family="paragraph" style:parent-style-name="Standard">
      <style:paragraph-properties fo:text-align="start" style:justify-single-word="false"/>
      <style:text-properties style:font-name="Courier 10 Pitch" officeooo:rsid="0059193d" officeooo:paragraph-rsid="005f8bed"/>
    </style:style>
    <style:style style:name="P43" style:family="paragraph" style:parent-style-name="Standard">
      <style:paragraph-properties fo:text-align="start" style:justify-single-word="false"/>
      <style:text-properties style:font-name="Courier 10 Pitch" officeooo:rsid="0059193d" officeooo:paragraph-rsid="0060c70a"/>
    </style:style>
    <style:style style:name="P44" style:family="paragraph" style:parent-style-name="Standard">
      <style:paragraph-properties fo:text-align="start" style:justify-single-word="false"/>
      <style:text-properties style:font-name="Courier 10 Pitch" officeooo:rsid="005e132c" officeooo:paragraph-rsid="005e132c"/>
    </style:style>
    <style:style style:name="T1" style:family="text">
      <style:text-properties fo:font-size="12pt"/>
    </style:style>
    <style:style style:name="T2" style:family="text">
      <style:text-properties fo:font-size="12pt" fo:font-weight="normal" style:font-weight-asian="normal" style:font-weight-complex="normal"/>
    </style:style>
    <style:style style:name="T3" style:family="text">
      <style:text-properties fo:font-size="12pt" fo:font-weight="normal" officeooo:rsid="0044d938" style:font-weight-asian="normal" style:font-weight-complex="normal"/>
    </style:style>
    <style:style style:name="T4" style:family="text">
      <style:text-properties fo:font-size="12pt" fo:font-weight="normal" officeooo:rsid="00553e86" style:font-weight-asian="normal" style:font-weight-complex="normal"/>
    </style:style>
    <style:style style:name="T5" style:family="text">
      <style:text-properties fo:font-size="12pt" officeooo:rsid="0050e2bc"/>
    </style:style>
    <style:style style:name="T6" style:family="text">
      <style:text-properties officeooo:rsid="002378e0"/>
    </style:style>
    <style:style style:name="T7" style:family="text">
      <style:text-properties fo:font-weight="normal" style:font-weight-asian="normal" style:font-weight-complex="normal"/>
    </style:style>
    <style:style style:name="T8" style:family="text">
      <style:text-properties fo:font-weight="normal" officeooo:rsid="00564aad" style:font-weight-asian="normal" style:font-weight-complex="normal"/>
    </style:style>
    <style:style style:name="T9" style:family="text">
      <style:text-properties style:text-position="super 58%"/>
    </style:style>
    <style:style style:name="T10" style:family="text">
      <style:text-properties style:text-position="0% 100%"/>
    </style:style>
    <style:style style:name="T11" style:family="text">
      <style:text-properties style:text-position="0% 100%" fo:font-weight="normal" style:font-weight-asian="normal" style:font-weight-complex="normal"/>
    </style:style>
    <style:style style:name="T12" style:family="text">
      <style:text-properties style:text-position="0% 100%" fo:font-size="12pt"/>
    </style:style>
    <style:style style:name="T13" style:family="text">
      <style:text-properties style:text-position="0% 100%" fo:font-size="12pt"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bold" officeooo:rsid="005d2fc7" style:font-style-asian="italic" style:font-weight-asian="bold" style:font-style-complex="italic"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5d2fc7" style:font-weight-asian="bold" style:font-weight-complex="bold"/>
    </style:style>
    <style:style style:name="T19" style:family="text">
      <style:text-properties style:text-underline-style="solid" style:text-underline-width="auto" style:text-underline-color="font-color" fo:font-weight="bold" officeooo:rsid="005e132c" style:font-weight-asian="bold" style:font-weight-complex="bold"/>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bold" style:font-weight-asian="bold" style:font-weight-complex="bold"/>
    </style:style>
    <style:style style:name="T23" style:family="text">
      <style:text-properties style:text-underline-style="none" officeooo:rsid="004aea11"/>
    </style:style>
    <style:style style:name="T24" style:family="text">
      <style:text-properties officeooo:rsid="0049527c"/>
    </style:style>
    <style:style style:name="T25" style:family="text">
      <style:text-properties style:font-name="FreeMono" style:text-underline-style="none" fo:font-weight="normal" style:font-weight-asian="normal" style:font-weight-complex="normal"/>
    </style:style>
    <style:style style:name="T26" style:family="text">
      <style:text-properties style:font-name="Courier 10 Pitch" style:text-underline-style="none"/>
    </style:style>
    <style:style style:name="T27" style:family="text">
      <style:text-properties fo:color="#004586" style:text-underline-style="solid" style:text-underline-width="auto" style:text-underline-color="font-color"/>
    </style:style>
    <style:style style:name="T28" style:family="text">
      <style:text-properties fo:color="#004586" fo:font-size="20pt" style:text-underline-style="solid" style:text-underline-width="auto" style:text-underline-color="font-color" style:font-size-asian="20pt" style:font-size-complex="20pt"/>
    </style:style>
    <style:style style:name="T29" style:family="text">
      <style:text-properties fo:color="#004586" fo:font-size="20pt" style:text-underline-style="solid" style:text-underline-width="auto" style:text-underline-color="font-color" fo:font-weight="bold" style:font-size-asian="20pt" style:font-weight-asian="bold" style:font-size-complex="20pt" style:font-weight-complex="bold"/>
    </style:style>
    <style:style style:name="T30" style:family="text">
      <style:text-properties fo:color="#004586" fo:font-size="20pt" style:text-underline-style="solid" style:text-underline-width="auto" style:text-underline-color="font-color" fo:font-weight="bold" officeooo:rsid="0049527c" style:font-size-asian="20pt" style:font-weight-asian="bold" style:font-size-complex="20pt" style:font-weight-complex="bold"/>
    </style:style>
    <style:style style:name="T31" style:family="text">
      <style:text-properties officeooo:rsid="005ae886"/>
    </style:style>
    <style:style style:name="T32" style:family="text">
      <style:text-properties officeooo:rsid="005badd4"/>
    </style:style>
    <style:style style:name="T33" style:family="text">
      <style:text-properties officeooo:rsid="005d2fc7"/>
    </style:style>
    <style:style style:name="T34" style:family="text">
      <style:text-properties officeooo:rsid="005f8bed"/>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L 380</text:p>
      <text:p text:style-name="P3">Homework <text:span text:style-name="T24">2</text:span> <text:span text:style-name="T6">Solutions</text:span></text:p>
      <text:p text:style-name="P4"/>
      <text:p text:style-name="P4">Author : Aman Bhatia</text:p>
      <text:p text:style-name="P4">Dated : <text:span text:style-name="T24">25</text:span> <text:span text:style-name="T24">March</text:span> 2016</text:p>
      <text:p text:style-name="P33"/>
      <text:p text:style-name="P2"><text:span text:style-name="T16">Sequential Consistency, Linearizability</text:span></text:p>
      <text:p text:style-name="P32"/>
      <text:p text:style-name="P38"><text:span text:style-name="T17">Ans(i)</text:span> For both (a) and (b), histories are linearizable and sequentially consistent. <text:span text:style-name="T31">Consider the following histories,</text:span></text:p>
      <text:p text:style-name="P38"/>
      <text:p text:style-name="P39"><text:tab/><text:span text:style-name="T31">&lt;r.wr(1), B&gt;<text:tab/><text:tab/><text:tab/><text:tab/>&lt;r.wr(2), C&gt;</text:span></text:p>
      <text:p text:style-name="P39"><text:tab/><text:span text:style-name="T31">&lt;r.rd(1), A&gt;<text:tab/><text:tab/><text:tab/><text:tab/>&lt;r.wr(1), B&gt;</text:span></text:p>
      <text:p text:style-name="P39"><text:tab/><text:span text:style-name="T31">&lt;r.wr(2), C&gt;<text:tab/><text:tab/><text:tab/><text:tab/>&lt;r.rd(1), A&gt;</text:span></text:p>
      <text:p text:style-name="P39"><text:tab/><text:span text:style-name="T31">&lt;r.rd(2), B&gt;<text:tab/><text:tab/><text:tab/><text:tab/>&lt;r.rd(1), B&gt;</text:span></text:p>
      <text:p text:style-name="P34"/>
      <text:p text:style-name="P37"><text:tab/><text:span text:style-name="T32">Part(a)<text:tab/><text:tab/><text:tab/><text:tab/><text:tab/>Part(b)</text:span></text:p>
      <text:p text:style-name="P34"/>
      <text:p text:style-name="P40"><text:span text:style-name="T17">Ans(i</text:span><text:span text:style-name="T18">i</text:span><text:span text:style-name="T17">)</text:span> </text:p>
      <text:p text:style-name="P40"/>
      <text:p text:style-name="P40"><text:span text:style-name="T33">- In Linearizability, we have constraint that method call appear to take place instantaneously between method invocation and response events. It allows only the reordering of overlapping method calls. While in SC, we only need to preserve the program order, i.e., we have no constraint over the real time ordering of method calls. Hence, we can conclude that </text:span><text:span text:style-name="T15">W(SC, Linearizability)</text:span><text:span text:style-name="T33"> holds true.</text:span></text:p>
      <text:p text:style-name="P35"/>
      <text:p text:style-name="P34">- <text:span text:style-name="T33">Strict Consistency also impose the condition on the possible ordering among the overlapping method calls. Strict consistency uses the concept of absolute time where as linearizability uses the concept of global time. Hence, we can conclude that </text:span><text:span text:style-name="T15">W(Linearizability, Strict Consistency)</text:span><text:span text:style-name="T33"> holds true.</text:span></text:p>
      <text:p text:style-name="P34"/>
      <text:p text:style-name="P36">- <text:span text:style-name="T33">From above two, using the transitivity of relation W,</text:span></text:p>
      <text:p text:style-name="P36"><text:span text:style-name="T15">W(SC, Strict Consistency)</text:span><text:span text:style-name="T33"> also holds true.</text:span></text:p>
      <text:p text:style-name="P34"/>
      <text:p text:style-name="P41"><text:span text:style-name="T17">Ans(i</text:span><text:span text:style-name="T18">i</text:span><text:span text:style-name="T19">i</text:span><text:span text:style-name="T17">)</text:span> <text:span text:style-name="T34">In the Lamport Model, we maintain a single clock, which can not identify concurrent events. Where as in vector clock, for each processor in the distributed system, we have a separate time stamp.</text:span></text:p>
      <text:p text:style-name="P42"/>
      <text:p text:style-name="P44">At each event, associated vector clocks for SC history of part(a) is as follows,</text:p>
      <text:p text:style-name="P41"/>
      <text:p text:style-name="P41"><text:tab/><text:span text:style-name="T31">&lt;r.wr(1), B&gt; , (0,1,0)</text:span></text:p>
      <text:p text:style-name="P41"><text:tab/><text:span text:style-name="T31">&lt;r.rd(1), A&gt; , (1,1,0)</text:span></text:p>
      <text:p text:style-name="P41"><text:tab/><text:span text:style-name="T31">&lt;r.wr(2), C&gt; , (1,1,1)</text:span></text:p>
      <text:p text:style-name="P43"><text:tab/><text:span text:style-name="T31">&lt;r.rd(2), B&gt; , (1,2,1)</text:span></text:p>
      <text:p text:style-name="P43"><text:soft-page-break/><text:span text:style-name="T30">Problem 2: OpenMP</text:span></text:p>
      <text:p text:style-name="P31"/>
      <text:p text:style-name="P30">(Ques)<text:span text:style-name="T20"> <text:s/>Consider the loop:</text:span></text:p>
      <text:p text:style-name="P30"><text:span text:style-name="T20"/></text:p>
      <text:p text:style-name="P29"><text:span text:style-name="T20"><text:tab/><text:tab/>a[0] = 0;</text:span></text:p>
      <text:p text:style-name="P29"><text:span text:style-name="T20"><text:tab/><text:tab/>for ( i = 1; i &lt; n ; i++)</text:span></text:p>
      <text:p text:style-name="P29"><text:span text:style-name="T20"><text:tab/><text:tab/><text:tab/>a[i] = a[i − 1] + i ;</text:span></text:p>
      <text:p text:style-name="P30"><text:span text:style-name="T20"/></text:p>
      <text:p text:style-name="P30"><text:span text:style-name="T20">Is the loop parallelizable (with or with loop transformation)? If so, then write snippet of OpenMP code for the parallel version of this loop.</text:span></text:p>
      <text:p text:style-name="P12"><text:span text:style-name="T10"/></text:p>
      <text:p text:style-name="P7"><text:span text:style-name="T11"/></text:p>
      <text:p text:style-name="P7"><text:span text:style-name="T11"/></text:p>
      <text:p text:style-name="P9"><text:span text:style-name="T17">(Ans)</text:span><text:span text:style-name="T22"> <text:s/></text:span>The given loop is not parallelizable because of loop-carried dependencies, i.e. the i<text:span text:style-name="T9">th</text:span> element of the loop depends on the value of the i-1<text:span text:style-name="T9">th</text:span> element of the loop. However, the formula for a[i] is easily derivable,</text:p>
      <text:p text:style-name="P6"/>
      <text:p text:style-name="P6"><text:tab/><text:tab/><text:tab/><text:span text:style-name="T20">a[i] - a[i − 1] = i</text:span></text:p>
      <text:p text:style-name="P6"><text:tab/><text:tab/><text:tab/><text:span text:style-name="T20">a[i-1] - a[i−2] = i-1</text:span></text:p>
      <text:p text:style-name="P5"><text:span text:style-name="T20"><text:tab/><text:tab/><text:tab/>.</text:span></text:p>
      <text:p text:style-name="P5"><text:span text:style-name="T20"><text:tab/><text:tab/><text:tab/>.</text:span></text:p>
      <text:p text:style-name="P5"><text:span text:style-name="T20"><text:tab/><text:tab/><text:tab/>.</text:span></text:p>
      <text:p text:style-name="P6"><text:tab/><text:tab/><text:tab/><text:span text:style-name="T20">a[1] - a[0] <text:tab/> = 1</text:span></text:p>
      <text:p text:style-name="P6"><text:span text:style-name="T26">On adding</text:span><text:span text:style-name="T20">, ______________________________</text:span></text:p>
      <text:p text:style-name="P6"><text:span text:style-name="T20"/></text:p>
      <text:p text:style-name="P5"><text:span text:style-name="T20"><text:tab/><text:tab/><text:tab/></text:span><text:span text:style-name="T23">a[i] – a[0] = Σ(i) = </text:span><text:span text:style-name="T23"><draw:frame draw:style-name="fr1" draw:name="Object1" text:anchor-type="as-char" svg:y="-0.66cm" svg:width="1.376cm" svg:height="1.037cm" draw:z-index="0"><draw:object xlink:href="./Object 1" xlink:type="simple" xlink:show="embed" xlink:actuate="onLoad"/><draw:image xlink:href="./ObjectReplacements/Object 1" xlink:type="simple" xlink:show="embed" xlink:actuate="onLoad"/></draw:frame></text:span></text:p>
      <text:p text:style-name="P8"><text:span text:style-name="T23"/></text:p>
      <text:p text:style-name="P9"><text:span text:style-name="T20">Hence, we get the following loop,</text:span></text:p>
      <text:p text:style-name="P9"><text:span text:style-name="T20"/></text:p>
      <text:p text:style-name="P30"><text:span text:style-name="T21"/></text:p>
      <text:p text:style-name="P30"><text:span text:style-name="T21"><text:tab/><text:tab/></text:span><text:span text:style-name="T25">a[0] = 0;</text:span></text:p>
      <text:p text:style-name="P28"><text:span text:style-name="T21"><text:tab/><text:tab/>#pragma omp parallel for</text:span></text:p>
      <text:p text:style-name="P28"><text:span text:style-name="T21"><text:tab/><text:tab/>for ( i = 1; i &lt; n ; i++)</text:span></text:p>
      <text:p text:style-name="P28"><text:span text:style-name="T21"><text:tab/><text:tab/><text:tab/>a[i] = i*(i+1)/2 ;</text:span></text:p>
      <text:p text:style-name="P11"><text:span text:style-name="T21"/></text:p>
      <text:p text:style-name="P10"/>
      <text:p text:style-name="P10"/>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1"><text:soft-page-break/><text:span text:style-name="T10">Problem 3: OpenMP Debug</text:span></text:p>
      <text:p text:style-name="P13"/>
      <text:p text:style-name="P15"><text:span text:style-name="T1">(Ques) Consider the following program. Identify correctness issues in the program and specify the solutions (SHOW ONLY RELEVANT CHANGES): the for loop must be parallelized on 2 threads collectively</text:span></text:p>
      <text:p text:style-name="P15"><text:span text:style-name="T1">calling foo() 10 times and then each thread prints “Hello World” in an ordered fashion. (6 marks)</text:span></text:p>
      <text:p text:style-name="P15"><text:span text:style-name="T1"/></text:p>
      <text:p text:style-name="P21"><text:span text:style-name="T1"><text:tab/>#pragma omp parallel</text:span></text:p>
      <text:p text:style-name="P21"><text:span text:style-name="T1"><text:tab/>{</text:span></text:p>
      <text:p text:style-name="P21"><text:span text:style-name="T1"><text:tab/><text:tab/>omp_set_num_threads(2);</text:span></text:p>
      <text:p text:style-name="P21"><text:span text:style-name="T1"><text:tab/><text:tab/>#pragma omp parallel for</text:span></text:p>
      <text:p text:style-name="P21"><text:span text:style-name="T1"><text:tab/><text:tab/>for ( int i = 0; i &lt; 10; i++)</text:span></text:p>
      <text:p text:style-name="P21"><text:span text:style-name="T1"><text:tab/><text:tab/>{</text:span></text:p>
      <text:p text:style-name="P21"><text:span text:style-name="T1"><text:tab/><text:tab/><text:tab/>foo();</text:span></text:p>
      <text:p text:style-name="P21"><text:span text:style-name="T1"><text:tab/><text:tab/>}</text:span></text:p>
      <text:p text:style-name="P21"><text:span text:style-name="T1"><text:tab/><text:tab/>printf(“hello world from %d \n” , omp_get_thread_num()) ;<text:tab/></text:span></text:p>
      <text:p text:style-name="P21"><text:span text:style-name="T1"><text:tab/>}</text:span></text:p>
      <text:p text:style-name="P22"><text:span text:style-name="T12"/></text:p>
      <text:p text:style-name="P22"><text:span text:style-name="T12"/></text:p>
      <text:p text:style-name="P15"><text:span text:style-name="T1">(Ans)</text:span><text:span text:style-name="T3"> </text:span><text:span text:style-name="T2">There are corretness issues with the code because “omp parallel for” is called within “omp parallel”, which will create more threads then needed. Also as we want the “hello world” to be ordered, </text:span><text:span text:style-name="T4">so we will print it only when thread id is according to the order</text:span><text:span text:style-name="T2">. Hence, the correct code snippet is as follows,</text:span></text:p>
      <text:p text:style-name="P15"><text:span text:style-name="T2"/></text:p>
      <text:p text:style-name="P15"><text:span text:style-name="T2"/></text:p>
      <text:p text:style-name="P24"><text:span text:style-name="T5"><text:tab/>int i;</text:span></text:p>
      <text:p text:style-name="P24"><text:span text:style-name="T5"><text:tab/>omp_set_num_threads(2);</text:span></text:p>
      <text:p text:style-name="P24"><text:span text:style-name="T5"><text:tab/>#pragma omp parallel for</text:span></text:p>
      <text:p text:style-name="P24"><text:span text:style-name="T5"><text:tab/>for ( i = 0; i &lt; 10; i++)</text:span></text:p>
      <text:p text:style-name="P24"><text:span text:style-name="T5"><text:tab/>{</text:span></text:p>
      <text:p text:style-name="P24"><text:span text:style-name="T5"><text:tab/><text:tab/>foo();</text:span></text:p>
      <text:p text:style-name="P24"><text:span text:style-name="T5"><text:tab/>}</text:span></text:p>
      <text:p text:style-name="P24"><text:span text:style-name="T5"><text:tab/>// implicit barrier here</text:span></text:p>
      <text:p text:style-name="P24"><text:span text:style-name="T5"/></text:p>
      <text:p text:style-name="P24"><text:span text:style-name="T5"><text:tab/>int thread_id = 0;</text:span></text:p>
      <text:p text:style-name="P24"><text:span text:style-name="T5"><text:tab/>#pragma omp parallel</text:span></text:p>
      <text:p text:style-name="P24"><text:span text:style-name="T5"><text:tab/>{</text:span></text:p>
      <text:p text:style-name="P24"><text:span text:style-name="T5"><text:tab/><text:tab/>while(thread_id != omp_get_thread_num());</text:span></text:p>
      <text:p text:style-name="P24"><text:span text:style-name="T5"><text:tab/><text:tab/>printf("hello world from %d \n" , omp_get_thread_num());</text:span></text:p>
      <text:p text:style-name="P24"><text:span text:style-name="T5"><text:tab/><text:tab/>thread_id++;</text:span></text:p>
      <text:p text:style-name="P24"><text:span text:style-name="T5"><text:tab/>}</text:span></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9"/>
      <text:p text:style-name="P1"><text:soft-page-break/><text:span text:style-name="T10">Problem 4: OpenMP Performance</text:span></text:p>
      <text:p text:style-name="P14"/>
      <text:p text:style-name="P16">(Ques) Find all performance issues with the program listed below and provide an alternate implementation addressing all the issues: (4 marks)</text:p>
      <text:p text:style-name="P16"/>
      <text:p text:style-name="P23"><text:tab/>#pragma omp parallel for</text:p>
      <text:p text:style-name="P23"><text:tab/>for (i=0; i&lt;N ; ++i){</text:p>
      <text:p text:style-name="P23"><text:tab/><text:tab/>#pragma omp critical</text:p>
      <text:p text:style-name="P23"><text:tab/><text:tab/>{</text:p>
      <text:p text:style-name="P23"><text:tab/><text:tab/><text:tab/>if (arr[i] &gt; max) max = arr[i];</text:p>
      <text:p text:style-name="P23"><text:tab/><text:tab/>}</text:p>
      <text:p text:style-name="P23"><text:tab/>}</text:p>
      <text:p text:style-name="P23"/>
      <text:p text:style-name="P20"/>
      <text:p text:style-name="P17">(Ans) <text:span text:style-name="T7">In the given loop, the loop iteration is in the critical section. Hence, we will not be able to get any performance advantage. The </text:span><text:span text:style-name="T8">efficient</text:span><text:span text:style-name="T7"> implementation will be to use </text:span><text:span text:style-name="T8">reduction with the parallel for. Hence, the correct and efficient implementation is as follows,</text:span><text:span text:style-name="T7"> </text:span></text:p>
      <text:p text:style-name="P26"/>
      <text:p text:style-name="P23"/>
      <text:p text:style-name="P23"/>
      <text:p text:style-name="P25"><text:tab/>int i, max=0;</text:p>
      <text:p text:style-name="P25"><text:tab/>#pragma omp parallel for reduction(max:max)</text:p>
      <text:p text:style-name="P25"><text:tab/>for (i=0; i&lt;N ; ++i){</text:p>
      <text:p text:style-name="P25"><text:tab/><text:tab/>if (arr[i] &gt; max) max = arr[i];</text:p>
      <text:p text:style-name="P25"><text:tab/>}</text:p>
      <text:p text:style-name="P23"/>
      <text:p text:style-name="P23"/>
      <text:p text:style-name="P23"/>
      <text:p text:style-name="P23"/>
      <text:p text:style-name="P23"/>
      <text:p text:style-name="P27"><text:span text:style-name="T14">-------------------END OF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thJax_Math" svg:font-family="MathJax_Math"/>
    <style:font-face style:name="sans-serif" svg:font-family="sans-serif"/>
    <style:font-face style:name="FreeSans1" svg:font-family="FreeSans" style:font-family-generic="swiss"/>
    <style:font-face style:name="Courier 10 Pitch" svg:font-family="'Courier 10 Pitch'" style:font-pitch="fixed"/>
    <style:font-face style:name="FreeMono" svg:font-family="Free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902cm" style:type="center"/>
          <style:tab-stop style:position="17.806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4cm" fo:margin-right="1.5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3T09:25:19.209332143</meta:creation-date>
    <dc:date>2016-03-25T22:31:37.035216080</dc:date>
    <meta:editing-duration>PT4H9M25S</meta:editing-duration>
    <meta:editing-cycles>51</meta:editing-cycles>
    <meta:generator>LibreOffice/4.4.6.3$Linux_X86_64 LibreOffice_project/40m0$Build-3</meta:generator>
    <meta:document-statistic meta:table-count="0" meta:image-count="0" meta:object-count="1" meta:page-count="4" meta:paragraph-count="87" meta:word-count="678" meta:character-count="4068" meta:non-whitespace-character-count="3352"/>
  </office:meta>
</office:document-meta>
</file>

<file path=Object 1/content.xml><?xml version="1.0" encoding="utf-8"?>
<math xmlns="http://www.w3.org/1998/Math/MathML" display="block">
  <semantics>
    <mfrac>
      <mrow>
        <mi>i</mi>
        <mrow>
          <mo fence="true" stretchy="false">(</mo>
          <mrow>
            <mrow>
              <mi>i</mi>
              <mo stretchy="false">+</mo>
              <mn>1</mn>
            </mrow>
          </mrow>
          <mo fence="true" stretchy="false">)</mo>
        </mrow>
      </mrow>
      <mn>2</mn>
    </mfrac>
    <annotation encoding="StarMath 5.0">{i(i+1)} over {2}</annotation>
  </semantics>
</math>
</file>